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1ebc0" officeooo:paragraph-rsid="0021ebc0"/>
    </style:style>
    <style:style style:name="P2" style:family="paragraph" style:parent-style-name="Standard">
      <style:text-properties fo:font-weight="bold" officeooo:rsid="0021ebc0" officeooo:paragraph-rsid="0021ebc0" style:font-weight-asian="bold" style:font-weight-complex="bold"/>
    </style:style>
    <style:style style:name="P3" style:family="paragraph" style:parent-style-name="Standard">
      <style:text-properties fo:color="#ff6600" officeooo:rsid="0021ebc0" officeooo:paragraph-rsid="0021ebc0"/>
    </style:style>
    <style:style style:name="P4" style:family="paragraph" style:parent-style-name="Text_20_body">
      <style:text-properties officeooo:rsid="0020db21" officeooo:paragraph-rsid="0020db21"/>
    </style:style>
    <style:style style:name="P5" style:family="paragraph" style:parent-style-name="Text_20_body">
      <style:text-properties fo:font-weight="bold" officeooo:rsid="0020db21" officeooo:paragraph-rsid="0020db21" style:font-weight-asian="bold" style:font-weight-complex="bold"/>
    </style:style>
    <style:style style:name="P6" style:family="paragraph" style:parent-style-name="Preformatted_20_Text">
      <style:text-properties officeooo:rsid="0021ebc0" officeooo:paragraph-rsid="0021eb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ebc0"/>
    </style:style>
    <style:style style:name="T3" style:family="text">
      <style:text-properties fo:color="#5555ff"/>
    </style:style>
    <style:style style:name="T4" style:family="text">
      <style:text-properties fo:color="#c0c0c0"/>
    </style:style>
    <style:style style:name="T5" style:family="text">
      <style:text-properties fo:color="#c0c0c0" officeooo:rsid="0021ebc0"/>
    </style:style>
    <style:style style:name="T6" style:family="text">
      <style:text-properties fo:color="#ff55ff"/>
    </style:style>
    <style:style style:name="T7" style:family="text">
      <style:text-properties fo:color="#ffff55"/>
    </style:style>
    <style:style style:name="T8" style:family="text">
      <style:text-properties fo:color="#ffff55" officeooo:rsid="0021ebc0"/>
    </style:style>
    <style:style style:name="T9" style:family="text">
      <style:text-properties fo:color="#55ff55"/>
    </style:style>
    <style:style style:name="T10" style:family="text">
      <style:text-properties fo:color="#aaaaaa"/>
    </style:style>
    <style:style style:name="T11" style:family="text">
      <style:text-properties fo:color="#aaaaaa" officeooo:rsid="0021eb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Контрольные вопросы </text:h>
      <text:p text:style-name="Text_20_body"/>
      <text:p text:style-name="P4"><text:span text:style-name="T1">4.1. </text:span><text:line-break/>a) последовательно, повторение, выбор</text:p>
      <text:p text:style-name="P4">b) IF...ELSE</text:p>
      <text:p text:style-name="P4">c) контролируемый счётчиком // <text:s/>УПРАВЛЯЕМЫМ</text:p>
      <text:p text:style-name="P4">d) контрольное</text:p>
      <text:p text:style-name="P4"><text:s/></text:p>
      <text:p text:style-name="P5">4.2.</text:p>
      <text:p text:style-name="P4">1) x = x + 1;</text:p>
      <text:p text:style-name="P4">2) x = ( x + 1 );</text:p>
      <text:p text:style-name="P4">3) x += 1;</text:p>
      <text:p text:style-name="P4">4) x++;</text:p>
      <text:p text:style-name="P4">5) ++x;</text:p>
      <text:p text:style-name="P4"/>
      <text:p text:style-name="P5">4.3.</text:p>
      <text:p text:style-name="P4">a) z = x++ + y;</text:p>
      <text:p text:style-name="P4">b) <text:s/>if ( count &gt; 10 ){</text:p>
      <text:p text:style-name="Standard"><text:tab/>cout <text:s/><text:span text:style-name="T2">&lt;&lt;&lt; «Count is greather than 10»;</text:span></text:p>
      <text:p text:style-name="P1"><text:tab/>}</text:p>
      <text:p text:style-name="P1">c) <text:s/>total - --x;</text:p>
      <text:p text:style-name="P1"/>
      <text:p text:style-name="P1">d)</text:p>
      <text:p text:style-name="P1">1) q = q % divisor;</text:p>
      <text:p text:style-name="P1">2) q %= divisor;</text:p>
      <text:p text:style-name="P1"/>
      <text:p text:style-name="P1"><text:span text:style-name="T1">4.4.</text:span></text:p>
      <text:p text:style-name="P1"/>
      <text:p text:style-name="P1">a) int sum, x;</text:p>
      <text:p text:style-name="P1">b) x = 1;</text:p>
      <text:p text:style-name="P1">c) sum = 0;</text:p>
      <text:p text:style-name="P1">d) sum = x + sum;</text:p>
      <text:p text:style-name="P1"><text:s text:c="4"/>sum += <text:s/>x;</text:p>
      <text:p text:style-name="P1">e) <text:s/>cout &lt;&lt;&lt; «The sum is « &lt;&lt;&lt; sum;</text:p>
      <text:p text:style-name="P1"/>
      <text:p text:style-name="P2">4.5.</text:p>
      <text:p text:style-name="P1"/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reformatted_20_Text"><text:soft-page-break/></text:p>
      <text:p text:style-name="Preformatted_20_Text">#include &lt;iostream&gt;</text:p>
      <text:p text:style-name="Preformatted_20_Text">using namespace std;</text:p>
      <text:p text:style-name="Preformatted_20_Text">int main()</text:p>
      <text:p text:style-name="Preformatted_20_Text">{</text:p>
      <text:p text:style-name="Preformatted_20_Text"><text:s text:c="4"/>int x = 1;</text:p>
      <text:p text:style-name="Preformatted_20_Text"><text:s text:c="4"/>int sum = 0;</text:p>
      <text:p text:style-name="Preformatted_20_Text"><text:s text:c="4"/>while ( x &lt;= 10 ){</text:p>
      <text:p text:style-name="Preformatted_20_Text"><text:s text:c="8"/>sum += 1;</text:p>
      <text:p text:style-name="Preformatted_20_Text"><text:s text:c="8"/>cout &lt;&lt; sum &lt;&lt; endl;</text:p>
      <text:p text:style-name="Preformatted_20_Text"><text:s text:c="8"/>++x;</text:p>
      <text:p text:style-name="Preformatted_20_Text"><text:s text:c="4"/>}</text:p>
      <text:p text:style-name="Preformatted_20_Text"><text:s text:c="4"/>return 0;</text:p>
      <text:p text:style-name="Preformatted_20_Text">}</text:p>
      <text:p text:style-name="Standard"/>
      <text:p text:style-name="P3">ОШИБКА ! ВНИМАТЕЛЬНЕЕ ЧИТАТЬ ЗАДАЧУ!!!</text:p>
      <text:p text:style-name="Standard"/>
      <text:p text:style-name="Standard"/>
      <text:p text:style-name="P2">4.6.</text:p>
      <text:p text:style-name="P1"/>
      <text:p text:style-name="P1">a) product = 25, x = 6</text:p>
      <text:p text:style-name="P1">b) qotient = 0, x = 7</text:p>
      <text:p text:style-name="P1"/>
      <text:p text:style-name="Preformatted_20_Text">#include &lt;iostream&gt;</text:p>
      <text:p text:style-name="Preformatted_20_Text">using namespace std;</text:p>
      <text:p text:style-name="Preformatted_20_Text">int main()</text:p>
      <text:p text:style-name="Preformatted_20_Text">{</text:p>
      <text:p text:style-name="Preformatted_20_Text"><text:s text:c="4"/>setlocale(LC_ALL, "Russian");</text:p>
      <text:p text:style-name="Preformatted_20_Text"><text:s text:c="4"/>int product = 5;</text:p>
      <text:p text:style-name="Preformatted_20_Text"><text:s text:c="4"/>int quotien = 5;</text:p>
      <text:p text:style-name="Preformatted_20_Text"><text:s text:c="4"/>int x = 5;</text:p>
      <text:p text:style-name="Preformatted_20_Text"><text:s text:c="4"/>product *= x++;</text:p>
      <text:p text:style-name="Preformatted_20_Text"><text:s text:c="4"/>cout &lt;&lt; "Значение переменных product " &lt;&lt; product &lt;&lt; " и переменной X " &lt;&lt; x &lt;&lt; endl;</text:p>
      <text:p text:style-name="Preformatted_20_Text"><text:s text:c="4"/>quotien /= ++x;</text:p>
      <text:p text:style-name="Preformatted_20_Text"><text:s text:c="4"/>cout &lt;&lt; "Значение переменных quotien " &lt;&lt; quotien &lt;&lt; " и переменной X " &lt;&lt; x &lt;&lt; endl;</text:p>
      <text:p text:style-name="Preformatted_20_Text"><text:s text:c="4"/>return 0;</text:p>
      <text:p text:style-name="Preformatted_20_Text">}</text:p>
      <text:p text:style-name="Standard"/>
      <text:p text:style-name="P1"/>
      <text:p text:style-name="P2">4.7.</text:p>
      <text:p text:style-name="P1"/>
      <text:p text:style-name="Preformatted_20_Text"><text:span text:style-name="T5"><text:s text:c="3"/></text:span><text:s/>int x;</text:p>
      <text:p text:style-name="Preformatted_20_Text"><text:s text:c="4"/>cin &gt;&gt; x;</text:p>
      <text:p text:style-name="Preformatted_20_Text"><text:s text:c="4"/>int y;</text:p>
      <text:p text:style-name="Preformatted_20_Text"><text:s text:c="4"/>cin &gt;&gt; y;</text:p>
      <text:p text:style-name="Preformatted_20_Text"/>
      <text:p text:style-name="Preformatted_20_Text"><text:s text:c="4"/></text:p>
      <text:p text:style-name="Preformatted_20_Text"><text:s text:c="4"/>int i = 1;</text:p>
      <text:p text:style-name="Preformatted_20_Text"><text:s text:c="4"/>int power = 1;</text:p>
      <text:p text:style-name="Preformatted_20_Text"><text:s text:c="4"/></text:p>
      <text:p text:style-name="Preformatted_20_Text"><text:s text:c="4"/>power *= x;</text:p>
      <text:p text:style-name="Preformatted_20_Text"><text:s text:c="4"/></text:p>
      <text:p text:style-name="Preformatted_20_Text"><text:s text:c="4"/>y++;</text:p>
      <text:p text:style-name="Preformatted_20_Text"><text:s text:c="4"/></text:p>
      <text:p text:style-name="Preformatted_20_Text"><text:s text:c="4"/>if ( i &lt;= y )</text:p>
      <text:p text:style-name="Preformatted_20_Text"><text:s text:c="4"/></text:p>
      <text:p text:style-name="Preformatted_20_Text"><text:s text:c="4"/>cout &lt;&lt; power &lt;&lt; endl;</text:p>
      <text:p text:style-name="Standard"/>
      <text:p text:style-name="P1"><text:soft-page-break/></text:p>
      <text:p text:style-name="P1"/>
      <text:p text:style-name="P1"/>
      <text:p text:style-name="P2">4.8.</text:p>
      <text:p text:style-name="P1"/>
      <text:p text:style-name="Preformatted_20_Text">#include &lt;iostream&gt;</text:p>
      <text:p text:style-name="Preformatted_20_Text">using namespace std;</text:p>
      <text:p text:style-name="Preformatted_20_Text">int main()</text:p>
      <text:p text:style-name="Preformatted_20_Text">{</text:p>
      <text:p text:style-name="Preformatted_20_Text"><text:s text:c="4"/>setlocale(LC_ALL, "Russian");</text:p>
      <text:p text:style-name="Preformatted_20_Text"><text:s text:c="4"/>int x;</text:p>
      <text:p text:style-name="Preformatted_20_Text"><text:s text:c="4"/>cout &lt;&lt; "Ввести число для вычисления степени ";</text:p>
      <text:p text:style-name="Preformatted_20_Text"><text:s text:c="4"/>cin &gt;&gt; x;</text:p>
      <text:p text:style-name="Preformatted_20_Text"><text:s text:c="4"/>int y;</text:p>
      <text:p text:style-name="Preformatted_20_Text"><text:s text:c="4"/>cout &lt;&lt; "Ввести значение степени ";</text:p>
      <text:p text:style-name="Preformatted_20_Text"><text:s text:c="4"/>cin &gt;&gt; y;</text:p>
      <text:p text:style-name="Preformatted_20_Text"><text:s text:c="4"/>int i = 1;</text:p>
      <text:p text:style-name="Preformatted_20_Text"><text:s text:c="4"/>int power = 1;</text:p>
      <text:p text:style-name="Preformatted_20_Text"><text:s text:c="4"/>while ( i &lt;= y ){</text:p>
      <text:p text:style-name="Preformatted_20_Text"><text:s text:c="4"/>power *= x;</text:p>
      <text:p text:style-name="Preformatted_20_Text"><text:s text:c="4"/>i++;</text:p>
      <text:p text:style-name="Preformatted_20_Text"><text:s text:c="4"/>}</text:p>
      <text:p text:style-name="Preformatted_20_Text"><text:s text:c="4"/>cout &lt;&lt; power &lt;&lt; endl;</text:p>
      <text:p text:style-name="Preformatted_20_Text"><text:s text:c="4"/>return 0;</text:p>
      <text:p text:style-name="Preformatted_20_Text">}</text:p>
      <text:p text:style-name="Standard"/>
      <text:p text:style-name="P1"/>
      <text:p text:style-name="P2">4.9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5:24:19.366281593</meta:creation-date>
    <meta:generator>LibreOffice/6.0.7.3$Linux_x86 LibreOffice_project/00m0$Build-3</meta:generator>
    <dc:date>2020-03-11T21:54:28.618762000</dc:date>
    <meta:editing-duration>PT4H22M57S</meta:editing-duration>
    <meta:editing-cycles>2</meta:editing-cycles>
    <meta:document-statistic meta:table-count="0" meta:image-count="0" meta:object-count="0" meta:page-count="3" meta:paragraph-count="98" meta:word-count="328" meta:character-count="1580" meta:non-whitespace-character-count="1130"/>
  </office:meta>
</office:document-meta>
</file>